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9a5" officeooo:paragraph-rsid="000649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el du concept:</text:p>
      <text:p text:style-name="P1"></text:p>
      <text:p text:style-name="P1"/>
      <text:p text:style-name="P1">Idées réalisation technoque :</text:p>
      <text:p text:style-name="P1"/>
      <text:p text:style-name="P1"><text:tab/>- pas blender, ogre3D. Implémentation des cartes dans blender via le singularity game engine</text:p>
      <text:p text:style-name="P1"><text:tab/></text:p>
      <text:p text:style-name="P1"></text:p>
      <text:p text:style-name="P1"><text:tab/>- Le Genèse World Creator, un utilitaire propriétaire puissant permettant de:</text:p>
      <text:p text:style-name="P1"><text:tab/><text:tab/><text:tab/><text:tab/>-- Créer un monde selon des presets grâce à une sorte d'éditeur interactif</text:p>
      <text:p text:style-name="P1"><text:tab/><text:tab/><text:tab/><text:tab/>-- le baker pour le jeu video (singularity engine)</text:p>
      <text:p text:style-name="P1"><text:tab/><text:tab/><text:tab/><text:tab/>-- inclure simuler les forêts les océans, l'erosion</text:p>
      <text:p text:style-name="P1"><text:tab/><text:tab/><text:tab/><text:tab/>-- Pouvoir créer des zones de génération automatique soumises à preset qui serons rendues grâce au PangeaWorldSim</text:p>
      <text:p text:style-name="P1"><text:tab/><text:tab/><text:tab/><text:tab/></text:p>
      <text:p text:style-name="P1">Le génèse world creator sera un logiciel unique composé d'une foultitude de logiciels subordonnés, sous forme de plugins.</text:p>
      <text:p text:style-name="P1"><text:tab/>Il y aura donc une API interne c++ et un système de cross-compilation. </text:p>
      <text:p text:style-name="P1"><text:tab/>Un système d'extension par torent est également envisageable.</text:p>
      <text:p text:style-name="P1"><text:tab/>L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eps </meta:initial-creator>
    <meta:creation-date>2016-01-02T15:07:47.636585473</meta:creation-date>
    <dc:date>2016-01-02T17:50:25.472957193</dc:date>
    <dc:creator>Creeps </dc:creator>
    <meta:editing-duration>PT2H27M27S</meta:editing-duration>
    <meta:editing-cycles>1</meta:editing-cycles>
    <meta:document-statistic meta:table-count="0" meta:image-count="0" meta:object-count="0" meta:page-count="1" meta:paragraph-count="16" meta:word-count="119" meta:character-count="796" meta:non-whitespace-character-count="651"/>
    <meta:generator>LibreOffice/4.2.8.2$Linux_X86_64 LibreOffice_project/420m0$Build-2</meta:generator>
  </office:meta>
</office:document-meta>
</file>